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A00000476517F0716.png" manifest:media-type="image/png"/>
  <manifest:file-entry manifest:full-path="Pictures/1000000000000247000004717D6AF0A8.png" manifest:media-type="image/png"/>
  <manifest:file-entry manifest:full-path="Pictures/100000000000026E0000016D4C5DCD29.png" manifest:media-type="image/png"/>
  <manifest:file-entry manifest:full-path="Pictures/100000000000026A0000016AF11AB3A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DejaVu Sans2" svg:font-family="'DejaVu Sans'"/>
    <style:font-face style:name="Symbol1" svg:font-family="Symbo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728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19cm, 0.52cm, 0cm, 0.267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13cm, 0.517cm, 0cm, 0cm)" draw:image-opacity="100%" style:mirror="none"/>
    </style:style>
    <style:style style:name="gr5" style:family="graphic" style:parent-style-name="standard">
      <style:graphic-properties draw:stroke="dash" draw:stroke-dash="Dashed_20__28_var_29__20_4" svg:stroke-width="0.053cm" svg:stroke-color="#ff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71cm" svg:stroke-color="#ffffff" draw:stroke-linejoin="roun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0000" style:text-line-through-style="none" style:text-line-through-type="none" style:text-position="0% 100%" style:font-name="Times New Roman1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2" style:family="text">
      <style:text-properties fo:font-variant="normal" fo:text-transform="none" fo:color="#ff0000" style:text-line-through-style="none" style:text-line-through-type="none" style:text-position="30% 58%" style:font-name="Times New Roman1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Symbo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imes New Roman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frame draw:name="Picture 4" draw:style-name="gr1" draw:text-style-name="P1" draw:layer="layout" svg:width="7.136cm" svg:height="4.16cm" svg:x="5.064cm" svg:y="0.066cm">
          <draw:image xlink:href="Pictures/100000000000026A0000016AF11AB3A7.png" xlink:type="simple" xlink:show="embed" xlink:actuate="onLoad">
            <text:p/>
          </draw:image>
        </draw:frame>
        <draw:frame draw:name="Picture 3" draw:style-name="gr2" draw:text-style-name="P1" draw:layer="layout" svg:width="6.505cm" svg:height="4.216cm" svg:x="-0.004cm" svg:y="0.05cm">
          <draw:image xlink:href="Pictures/100000000000026E0000016D4C5DCD29.png" xlink:type="simple" xlink:show="embed" xlink:actuate="onLoad">
            <text:p/>
          </draw:image>
        </draw:frame>
        <draw:frame draw:name="Picture 4" draw:style-name="gr3" draw:text-style-name="P1" draw:layer="layout" svg:width="5.948cm" svg:height="12.936cm" svg:x="5.587cm" svg:y="3.279cm">
          <draw:image xlink:href="Pictures/1000000000000247000004717D6AF0A8.png" xlink:type="simple" xlink:show="embed" xlink:actuate="onLoad">
            <text:p/>
          </draw:image>
        </draw:frame>
        <draw:frame draw:name="Picture 7" draw:style-name="gr4" draw:text-style-name="P1" draw:layer="layout" svg:width="6.264cm" svg:height="12.948cm" svg:x="0.296cm" svg:y="3.266cm">
          <draw:image xlink:href="Pictures/100000000000024A00000476517F0716.png" xlink:type="simple" xlink:show="embed" xlink:actuate="onLoad">
            <text:p/>
          </draw:image>
        </draw:frame>
        <draw:custom-shape draw:name="CustomShape 1" draw:style-name="gr5" draw:text-style-name="P1" draw:layer="layout" svg:width="1.39cm" svg:height="1.098cm" svg:x="7.611cm" svg:y="7.65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" draw:style-name="gr5" draw:text-style-name="P1" draw:layer="layout" svg:width="1.224cm" svg:height="1.098cm" svg:x="4.611cm" svg:y="9.45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6" draw:text-style-name="P3" draw:layer="layout" svg:width="1.497cm" svg:height="0.842cm" svg:x="4.646cm" svg:y="3.254cm">
          <text:p text:style-name="P2"><text:span text:style-name="T1">QD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3" draw:layer="layout" svg:width="1.497cm" svg:height="0.842cm" svg:x="9.737cm" svg:y="3.254cm">
          <text:p text:style-name="P2"><text:span text:style-name="T1">QD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3" draw:layer="layout" svg:width="1.751cm" svg:height="0.842cm" svg:x="4.733cm" svg:y="4cm">
          <text:p text:style-name="P2"><text:span text:style-name="T1">X</text:span><text:span text:style-name="T2">2</text:span><text:span text:style-name="T1">-C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3" draw:layer="layout" svg:width="1.607cm" svg:height="0.842cm" svg:x="9.848cm" svg:y="4.054cm">
          <text:p text:style-name="P2"><text:span text:style-name="T1">X-C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3" draw:layer="layout" svg:width="1.307cm" svg:height="0.926cm" svg:x="1.757cm" svg:y="13.651cm">
          <text:p text:style-name="P2"><text:span text:style-name="T3">s</text:span><text:span text:style-name="T4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3" draw:layer="layout" svg:width="1.307cm" svg:height="1.195cm" svg:x="6.602cm" svg:y="13.655cm">
          <text:p text:style-name="P2"><text:span text:style-name="T3">s</text:span><text:span text:style-name="T4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6" draw:text-style-name="P3" draw:layer="layout" svg:width="1.04cm" svg:height="1.024cm" svg:x="1.891cm" svg:y="3.85cm">
          <text:p text:style-name="P2"><text:span text:style-name="T3">s</text:span><text:span text:style-name="T4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6" draw:text-style-name="P3" draw:layer="layout" svg:width="1.04cm" svg:height="1.392cm" svg:x="6.702cm" svg:y="3.85cm">
          <text:p text:style-name="P2"><text:span text:style-name="T3">s</text:span><text:span text:style-name="T4">-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" draw:text-style-name="P1" draw:layer="layout" svg:width="0.398cm" svg:height="0.398cm" svg:x="0.862cm" svg:y="11.8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1" draw:layer="layout" svg:width="0.398cm" svg:height="0.398cm" svg:x="0.68cm" svg:y="14.4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3" draw:layer="layout" svg:width="1.16cm" svg:height="0.927cm" svg:x="1.69cm" svg:y="0.37cm">
          <text:p text:style-name="P2"><text:span text:style-name="T5">(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3" draw:layer="layout" svg:width="1.188cm" svg:height="0.926cm" svg:x="6.599cm" svg:y="0.403cm">
          <text:p text:style-name="P2"><text:span text:style-name="T5">(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3" draw:layer="layout" svg:width="1.16cm" svg:height="0.927cm" svg:x="1.689cm" svg:y="3.359cm">
          <text:p text:style-name="P2"><text:span text:style-name="T5">(b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3" draw:layer="layout" svg:width="1.188cm" svg:height="0.926cm" svg:x="6.6cm" svg:y="3.293cm">
          <text:p text:style-name="P2"><text:span text:style-name="T5">(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DejaVu Sans2" svg:font-family="'DejaVu Sans'"/>
    <style:font-face style:name="Symbol1" svg:font-family="Symbo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ound" draw:dots2="1" draw:dots2-length="212%" draw:distance="15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ejaVu Sans2" style:font-family-asian="'DejaVu Sans'" style:font-size-asian="18pt" style:language-asian="fr" style:country-asian="FR" style:font-style-asian="normal" style:font-weight-asian="normal" style:font-name-complex="DejaVu Sans2" style:font-family-complex="'DejaVu Sans'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ejaVu Sans2" style:font-family-asian="'DejaVu Sans'" style:font-size-asian="18pt" style:language-asian="fr" style:country-asian="FR" style:font-style-asian="normal" style:font-weight-asian="normal" style:font-name-complex="DejaVu Sans2" style:font-family-complex="'DejaVu Sans'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2.003cm" fo:page-height="16.50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10.201cm" svg:height="3.536cm" svg:x="0.9cm" svg:y="5.126cm" presentation:class="title" presentation:placeholder="true" presentation:user-transformed="true">
        <draw:text-box/>
      </draw:frame>
      <draw:frame presentation:style-name="Title_20_Slide-outline1" draw:layer="backgroundobjects" svg:width="10.801cm" svg:height="9.569cm" svg:x="0.6cm" svg:y="3.861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dc:creator>Alban Lafuente</dc:creator>
    <meta:editing-cycles>1</meta:editing-cycles>
    <dc:date>2017-06-27T15:12:21</dc:date>
    <meta:editing-duration>PT20S</meta:editing-duration>
    <meta:generator>LibreOffice/4.2.8.2$Linux_X86_64 LibreOffice_project/420m0$Build-2</meta:generator>
    <meta:document-statistic meta:object-count="4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